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Line_20_Drawing">
      <style:graphic-properties draw:fill="solid" draw:fill-color="#ffffff" draw:opacity="50%" draw:textarea-vertical-align="middle" draw:auto-grow-height="false" draw:shadow-opacity="50%"/>
    </style:style>
    <style:style style:name="gr2" style:family="graphic" style:parent-style-name="Image_20_Content">
      <style:graphic-properties draw:opacity="50%" draw:shadow-opacity="50%"/>
    </style:style>
    <style:style style:name="gr3" style:family="graphic" style:parent-style-name="Line_20_Drawing">
      <style:graphic-properties svg:stroke-color="#008000" draw:auto-grow-height="false"/>
    </style:style>
    <style:style style:name="gr4" style:family="graphic" style:parent-style-name="Line_20_Drawing">
      <style:graphic-properties svg:stroke-color="#008000" draw:textarea-vertical-align="middle"/>
    </style:style>
    <style:style style:name="gr5" style:family="graphic" style:parent-style-name="Line_20_Drawing">
      <style:graphic-properties svg:stroke-color="#800000" draw:auto-grow-height="false"/>
    </style:style>
    <style:style style:name="gr6" style:family="graphic" style:parent-style-name="Line_20_Drawing">
      <style:graphic-properties svg:stroke-color="#800000" draw:textarea-vertical-align="middle"/>
    </style:style>
    <style:style style:name="gr7" style:family="graphic" style:parent-style-name="Line_20_Drawing">
      <style:graphic-properties svg:stroke-color="#000080" draw:auto-grow-height="false"/>
    </style:style>
    <style:style style:name="gr8" style:family="graphic" style:parent-style-name="Line_20_Drawing">
      <style:graphic-properties svg:stroke-color="#00008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rawing_5f_template">
        <draw:g>
          <draw:custom-shape draw:style-name="gr1" draw:text-style-name="P1" draw:layer="layout" svg:width="8cm" svg:height="6cm" svg:x="1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2cm" svg:height="1.75cm" svg:x="3.2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2.125cm" svg:height="2.125cm" svg:x="4.5cm" svg:y="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layer="layout" svg:width="2.25cm" svg:height="2.25cm" svg:x="4.875cm" svg:y="4.2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Connector" draw:layer="layout" svg:x1="10.5cm" svg:y1="3.5cm" svg:x2="12.5cm" svg:y2="3cm">
          <text:p/>
        </draw:line>
        <draw:line draw:style-name="Connector" draw:layer="layout" svg:x1="10.5cm" svg:y1="5cm" svg:x2="12.5cm" svg:y2="5cm">
          <text:p/>
        </draw:line>
        <draw:line draw:style-name="Connector" draw:layer="layout" svg:x1="10.5cm" svg:y1="6.5cm" svg:x2="12.5cm" svg:y2="7cm">
          <text:p/>
        </draw:line>
        <draw:g>
          <draw:custom-shape draw:style-name="gr1" draw:text-style-name="P1" draw:layer="layout" svg:width="8cm" svg:height="6cm" svg:x="2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2cm" svg:height="1.75cm" svg:x="3.75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layer="layout" svg:width="2.125cm" svg:height="2.125cm" svg:x="5cm" svg:y="13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layer="layout" svg:width="2.25cm" svg:height="2.25cm" svg:x="5.375cm" svg:y="14.2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1" draw:text-style-name="P1" draw:layer="layout" svg:width="8cm" svg:height="6cm" svg:x="10.5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layer="layout" svg:width="2cm" svg:height="1.75cm" svg:x="12.25cm" svg:y="14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layer="layout" svg:width="2.125cm" svg:height="2.125cm" svg:x="13.5cm" svg:y="13.1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layer="layout" svg:width="2.25cm" svg:height="2.25cm" svg:x="13.875cm" svg:y="14.2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Line_20_Drawing_20__28_muted_29_" draw:layer="layout" svg:x1="14.5cm" svg:y1="12cm" svg:x2="14.5cm" svg:y2="18cm">
            <text:p/>
          </draw:line>
          <draw:line draw:style-name="Line_20_Drawing_20__28_muted_29_" draw:layer="layout" svg:x1="12.5cm" svg:y1="12cm" svg:x2="12.5cm" svg:y2="18cm">
            <text:p/>
          </draw:line>
          <draw:line draw:style-name="Line_20_Drawing_20__28_muted_29_" draw:layer="layout" svg:x1="16.5cm" svg:y1="12cm" svg:x2="16.5cm" svg:y2="18cm">
            <text:p/>
          </draw:line>
          <draw:line draw:style-name="Line_20_Drawing_20__28_muted_29_" draw:layer="layout" svg:x1="10.5cm" svg:y1="15cm" svg:x2="18.5cm" svg:y2="15cm">
            <text:p/>
          </draw:line>
          <draw:line draw:style-name="Line_20_Drawing_20__28_muted_29_" draw:layer="layout" svg:x1="10.5cm" svg:y1="13.5cm" svg:x2="18.5cm" svg:y2="13.5cm">
            <text:p/>
          </draw:line>
          <draw:line draw:style-name="Line_20_Drawing_20__28_muted_29_" draw:layer="layout" svg:x1="10.5cm" svg:y1="16.5cm" svg:x2="18.5cm" svg:y2="16.5cm">
            <text:p/>
          </draw:line>
          <draw:line draw:style-name="Line_20_Drawing_20__28_muted_29_" draw:layer="layout" svg:x1="10.5cm" svg:y1="12.75cm" svg:x2="18.5cm" svg:y2="12.75cm">
            <text:p/>
          </draw:line>
          <draw:line draw:style-name="Line_20_Drawing_20__28_muted_29_" draw:layer="layout" svg:x1="10.5cm" svg:y1="14.25cm" svg:x2="18.5cm" svg:y2="14.25cm">
            <text:p/>
          </draw:line>
          <draw:line draw:style-name="Line_20_Drawing_20__28_muted_29_" draw:layer="layout" svg:x1="10.5cm" svg:y1="15.75cm" svg:x2="18.5cm" svg:y2="15.75cm">
            <text:p/>
          </draw:line>
          <draw:line draw:style-name="Line_20_Drawing_20__28_muted_29_" draw:layer="layout" svg:x1="10.5cm" svg:y1="17.25cm" svg:x2="18.5cm" svg:y2="17.25cm">
            <text:p/>
          </draw:line>
          <draw:line draw:style-name="Line_20_Drawing_20__28_muted_29_" draw:layer="layout" svg:x1="11.5cm" svg:y1="12cm" svg:x2="11.5cm" svg:y2="18cm">
            <text:p/>
          </draw:line>
          <draw:line draw:style-name="Line_20_Drawing_20__28_muted_29_" draw:layer="layout" svg:x1="13.5cm" svg:y1="12cm" svg:x2="13.5cm" svg:y2="18cm">
            <text:p/>
          </draw:line>
          <draw:line draw:style-name="Line_20_Drawing_20__28_muted_29_" draw:layer="layout" svg:x1="15.5cm" svg:y1="12cm" svg:x2="15.5cm" svg:y2="18cm">
            <text:p/>
          </draw:line>
          <draw:line draw:style-name="Line_20_Drawing_20__28_muted_29_" draw:layer="layout" svg:x1="17.5cm" svg:y1="12cm" svg:x2="17.5cm" svg:y2="18cm">
            <text:p/>
          </draw:line>
          <draw:g>
            <draw:custom-shape draw:style-name="gr3" draw:layer="layout" svg:width="3cm" svg:height="2.25cm" svg:x="10.5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1.5cm" svg:y1="12cm" svg:x2="11.5cm" svg:y2="14.25cm">
              <text:p/>
            </draw:line>
            <draw:line draw:style-name="gr4" draw:text-style-name="P1" draw:layer="layout" svg:x1="12.5cm" svg:y1="12cm" svg:x2="12.5cm" svg:y2="14.25cm">
              <text:p/>
            </draw:line>
            <draw:line draw:style-name="gr4" draw:text-style-name="P1" draw:layer="layout" svg:x1="10.5cm" svg:y1="12.75cm" svg:x2="13.5cm" svg:y2="12.75cm">
              <text:p/>
            </draw:line>
            <draw:line draw:style-name="gr4" draw:text-style-name="P1" draw:layer="layout" svg:x1="10.5cm" svg:y1="13.5cm" svg:x2="13.5cm" svg:y2="13.5cm">
              <text:p/>
            </draw:line>
          </draw:g>
          <draw:g>
            <draw:custom-shape draw:style-name="gr5" draw:layer="layout" svg:width="3cm" svg:height="2.25cm" svg:x="10.526cm" svg:y="12.7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" draw:text-style-name="P1" draw:layer="layout" svg:x1="11.526cm" svg:y1="12.776cm" svg:x2="11.526cm" svg:y2="15.026cm">
              <text:p/>
            </draw:line>
            <draw:line draw:style-name="gr6" draw:text-style-name="P1" draw:layer="layout" svg:x1="12.526cm" svg:y1="12.776cm" svg:x2="12.526cm" svg:y2="15.026cm">
              <text:p/>
            </draw:line>
            <draw:line draw:style-name="gr6" draw:text-style-name="P1" draw:layer="layout" svg:x1="10.526cm" svg:y1="13.526cm" svg:x2="13.526cm" svg:y2="13.526cm">
              <text:p/>
            </draw:line>
            <draw:line draw:style-name="gr6" draw:text-style-name="P1" draw:layer="layout" svg:x1="10.526cm" svg:y1="14.276cm" svg:x2="13.526cm" svg:y2="14.276cm">
              <text:p/>
            </draw:line>
          </draw:g>
          <draw:g>
            <draw:custom-shape draw:style-name="gr7" draw:layer="layout" svg:width="3cm" svg:height="2.25cm" svg:x="10.552cm" svg:y="13.5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1" draw:layer="layout" svg:x1="11.552cm" svg:y1="13.552cm" svg:x2="11.552cm" svg:y2="15.802cm">
              <text:p/>
            </draw:line>
            <draw:line draw:style-name="gr8" draw:text-style-name="P1" draw:layer="layout" svg:x1="12.552cm" svg:y1="13.552cm" svg:x2="12.552cm" svg:y2="15.802cm">
              <text:p/>
            </draw:line>
            <draw:line draw:style-name="gr8" draw:text-style-name="P1" draw:layer="layout" svg:x1="10.552cm" svg:y1="14.302cm" svg:x2="13.552cm" svg:y2="14.302cm">
              <text:p/>
            </draw:line>
            <draw:line draw:style-name="gr8" draw:text-style-name="P1" draw:layer="layout" svg:x1="10.552cm" svg:y1="15.052cm" svg:x2="13.552cm" svg:y2="15.052cm">
              <text:p/>
            </draw:line>
          </draw:g>
        </draw:g>
        <draw:line draw:style-name="Line_20_Drawing_20__28_muted_29_" draw:layer="layout" svg:x1="5.5cm" svg:y1="2cm" svg:x2="5.5cm" svg:y2="8cm">
          <text:p/>
        </draw:line>
        <draw:line draw:style-name="Line_20_Drawing_20__28_muted_29_" draw:layer="layout" svg:x1="3.5cm" svg:y1="2cm" svg:x2="3.5cm" svg:y2="8cm">
          <text:p/>
        </draw:line>
        <draw:line draw:style-name="Line_20_Drawing_20__28_muted_29_" draw:layer="layout" svg:x1="7.5cm" svg:y1="2cm" svg:x2="7.5cm" svg:y2="8cm">
          <text:p/>
        </draw:line>
        <draw:line draw:style-name="Line_20_Drawing_20__28_muted_29_" draw:layer="layout" svg:x1="1.5cm" svg:y1="5cm" svg:x2="9.5cm" svg:y2="5cm">
          <text:p/>
        </draw:line>
        <draw:line draw:style-name="Line_20_Drawing_20__28_muted_29_" draw:layer="layout" svg:x1="1.5cm" svg:y1="3.5cm" svg:x2="9.5cm" svg:y2="3.5cm">
          <text:p/>
        </draw:line>
        <draw:line draw:style-name="Line_20_Drawing_20__28_muted_29_" draw:layer="layout" svg:x1="1.5cm" svg:y1="6.5cm" svg:x2="9.5cm" svg:y2="6.5cm">
          <text:p/>
        </draw:line>
        <draw:line draw:style-name="Line_20_Drawing_20__28_muted_29_" draw:layer="layout" svg:x1="1.5cm" svg:y1="2.75cm" svg:x2="9.5cm" svg:y2="2.75cm">
          <text:p/>
        </draw:line>
        <draw:line draw:style-name="Line_20_Drawing_20__28_muted_29_" draw:layer="layout" svg:x1="1.5cm" svg:y1="4.25cm" svg:x2="9.5cm" svg:y2="4.25cm">
          <text:p/>
        </draw:line>
        <draw:line draw:style-name="Line_20_Drawing_20__28_muted_29_" draw:layer="layout" svg:x1="1.5cm" svg:y1="5.75cm" svg:x2="9.5cm" svg:y2="5.75cm">
          <text:p/>
        </draw:line>
        <draw:line draw:style-name="Line_20_Drawing_20__28_muted_29_" draw:layer="layout" svg:x1="1.5cm" svg:y1="7.25cm" svg:x2="9.5cm" svg:y2="7.25cm">
          <text:p/>
        </draw:line>
        <draw:line draw:style-name="Line_20_Drawing_20__28_muted_29_" draw:layer="layout" svg:x1="2.5cm" svg:y1="2cm" svg:x2="2.5cm" svg:y2="8cm">
          <text:p/>
        </draw:line>
        <draw:line draw:style-name="Line_20_Drawing_20__28_muted_29_" draw:layer="layout" svg:x1="4.5cm" svg:y1="2cm" svg:x2="4.5cm" svg:y2="8cm">
          <text:p/>
        </draw:line>
        <draw:line draw:style-name="Line_20_Drawing_20__28_muted_29_" draw:layer="layout" svg:x1="6.5cm" svg:y1="2cm" svg:x2="6.5cm" svg:y2="8cm">
          <text:p/>
        </draw:line>
        <draw:line draw:style-name="Line_20_Drawing_20__28_muted_29_" draw:layer="layout" svg:x1="8.5cm" svg:y1="2cm" svg:x2="8.5cm" svg:y2="8cm">
          <text:p/>
        </draw:line>
        <draw:g>
          <draw:custom-shape draw:style-name="gr3" draw:layer="layout" svg:width="3cm" svg:height="2.25cm" svg:x="2.5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3.5cm" svg:y1="2.75cm" svg:x2="3.5cm" svg:y2="5cm">
            <text:p/>
          </draw:line>
          <draw:line draw:style-name="gr4" draw:text-style-name="P1" draw:layer="layout" svg:x1="4.5cm" svg:y1="2.75cm" svg:x2="4.5cm" svg:y2="5cm">
            <text:p/>
          </draw:line>
          <draw:line draw:style-name="gr4" draw:text-style-name="P1" draw:layer="layout" svg:x1="2.5cm" svg:y1="3.5cm" svg:x2="5.5cm" svg:y2="3.5cm">
            <text:p/>
          </draw:line>
          <draw:line draw:style-name="gr4" draw:text-style-name="P1" draw:layer="layout" svg:x1="2.5cm" svg:y1="4.25cm" svg:x2="5.5cm" svg:y2="4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20_Drawing" style:display-name="Line Drawing" style:family="graphic" style:parent-style-name="standard">
      <style:graphic-properties draw:stroke-dash="Dash_20_1" svg:stroke-width="0.03cm" svg:stroke-color="#000000" draw:marker-start-width="0.26cm" draw:marker-end-width="0.26cm" draw:fill="none" draw:fill-gradient-name="Gradient_20_7" draw:fill-hatch-name="Hatching_20_46" draw:fill-image-name="Bitmape_20_1" draw:fill-image-width="0cm" draw:fill-image-height="0cm"/>
    </style:style>
    <style:style style:name="Axis" style:family="graphic" style:parent-style-name="standard">
      <style:graphic-properties draw:stroke-dash="Dash_20_1" draw:marker-end="Arrow" draw:marker-end-width="0.1cm" draw:fill-gradient-name="Gradient_20_7" draw:fill-hatch-name="Hatching_20_46" draw:fill-image-name="Bitmape_20_1"/>
    </style:style>
    <style:style style:name="Line_20_Drawing_20__28_muted_29_" style:display-name="Line Drawing (muted)" style:family="graphic" style:parent-style-name="objectwithoutfill">
      <style:graphic-properties draw:stroke-dash="Dash_20_1" svg:stroke-color="#808080" draw:fill="none" draw:fill-gradient-name="Gradient_20_8" draw:fill-hatch-name="Hatching_20_46" draw:fill-image-name="Bitmape_20_1" draw:fill-image-width="0cm" draw:fill-image-height="0cm" draw:textarea-vertical-align="middle"/>
      <style:paragraph-properties fo:text-align="center"/>
    </style:style>
    <style:style style:name="Image_20_Content" style:display-name="Image Content" style:family="graphic" style:parent-style-name="standard">
      <style:graphic-properties draw:stroke-dash="Dash_20_1" draw:fill="solid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/>
      <style:paragraph-properties fo:text-align="center"/>
    </style:style>
    <style:style style:name="Connector" style:family="graphic" style:parent-style-name="objectwithoutfill">
      <style:graphic-properties draw:stroke-dash="Dash_20_1" svg:stroke-width="0.05cm" svg:stroke-color="#808080" draw:marker-end="Arrow" draw:marker-end-width="0.2cm" draw:fill="none" draw:fill-gradient-name="Gradient_20_8" draw:fill-hatch-name="Hatching_20_46" draw:fill-image-name="Bitmape_20_1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cale0"/>
    </draw:layer-set>
    <style:master-page style:name="drawing_5f_template" style:display-name="drawing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3T16:09:20</meta:creation-date>
    <meta:editing-duration>PT18M30S</meta:editing-duration>
    <meta:editing-cycles>8</meta:editing-cycles>
    <meta:generator>LibreOffice/3.5$Linux_X86_64 LibreOffice_project/350m1$Build-2</meta:generator>
    <dc:date>2012-09-04T17:05:34</dc:date>
    <meta:document-statistic meta:object-count="71"/>
  </office:meta>
</office:document-meta>
</file>